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9.32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49.1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5.096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441cm"/>
    </style:style>
    <style:style style:name="co18" style:family="table-column">
      <style:table-column-properties fo:break-before="auto" style:column-width="4.225cm"/>
    </style:style>
    <style:style style:name="co19" style:family="table-column">
      <style:table-column-properties fo:break-before="auto" style:column-width="3.81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style:style style:name="ta2" style:family="table" style:master-page-name="PageStyle_5f_GUSTAV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>
            <text:p>fazenda_id</text:p>
          </table:table-cell>
          <table:table-cell table:style-name="ce1" office:value-type="string" calcext:value-type="string">
            <text:p>reserva_id</text:p>
          </table:table-cell>
          <table:table-cell table:style-name="ce1" office:value-type="string" calcext:value-type="string">
            <text:p>numero</text:p>
          </table:table-cell>
          <table:table-cell table:style-name="ce5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egistro</text:p>
          </table:table-cell>
          <table:table-cell table:style-name="ce11" office:value-type="string" calcext:value-type="string">
            <text:p>nascimento</text:p>
          </table:table-cell>
          <table:table-cell table:style-name="ce11" office:value-type="string" calcext:value-type="string">
            <text:p>CCG</text:p>
          </table:table-cell>
          <table:table-cell table:style-name="ce1" office:value-type="string" calcext:value-type="string">
            <text:p>observacoes</text:p>
          </table:table-cell>
          <table:table-cell table:style-name="ce2" table:number-columns-repeated="2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7000" calcext:value-type="float">
            <text:p><text:s/>R$ 27.000,00 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15" office:value-type="string" calcext:value-type="string">
            <text:p>27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15" office:value-type="string" calcext:value-type="string">
            <text:p>15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15" office:value-type="string" calcext:value-type="string">
            <text:p>12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5200" calcext:value-type="float">
            <text:p><text:s/>R$ 25.200,00 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15" office:value-type="string" calcext:value-type="string">
            <text:p>06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11/05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15" office:value-type="string" calcext:value-type="string">
            <text:p>23/05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2/01/2022 / Produção atual 40,8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15" office:value-type="string" calcext:value-type="string">
            <text:p>06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15" office:value-type="string" calcext:value-type="string">
            <text:p>30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27600" calcext:value-type="float">
            <text:p><text:s/>R$ 27.600,00 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15" office:value-type="string" calcext:value-type="string">
            <text:p>24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15" office:value-type="string" calcext:value-type="string">
            <text:p>28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4/01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15" office:value-type="string" calcext:value-type="string">
            <text:p>05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2/2022 / Produção atual 41,86kg leite/dia.- Segue com prenhez confirmada de Girolando 3/4, <text:s/>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15" office:value-type="string" calcext:value-type="string">
            <text:p>04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4/03/2022 / Produção atual 35,19kg leite/dia.- Segue com prenhez <text:s/>confirmada de Girolando <text:s/>3/4,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15" office:value-type="string" calcext:value-type="string">
            <text:p>01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7/03/2022 / Produção atual 37,5 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15" office:value-type="string" calcext:value-type="string">
            <text:p>06/06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1/09/2021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15" office:value-type="string" calcext:value-type="string">
            <text:p>09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0/07/2022 / Produção atual 36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15" office:value-type="string" calcext:value-type="string">
            <text:p>15/11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8/05/2022 / Produção atual 46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15" office:value-type="string" calcext:value-type="string">
            <text:p>10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8/01/2022 / Produção atual 35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15" office:value-type="string" calcext:value-type="string">
            <text:p>07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15" office:value-type="string" calcext:value-type="string">
            <text:p>17/10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15" office:value-type="string" calcext:value-type="string">
            <text:p>07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15" office:value-type="string" calcext:value-type="string">
            <text:p>04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08/03/2022 / Produção atual 38,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15" office:value-type="string" calcext:value-type="string">
            <text:p>03/08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4/01/2022 / Produção atual 35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15" office:value-type="string" calcext:value-type="string">
            <text:p>03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0/11/2021 / Produção atual 30,50kg de leite/dia.- Segue com prenhez confirmada de <text:s/>Girolando 3/4,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16" office:value-type="string" calcext:value-type="string">
            <text:p>23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2/02/2022 / Produção atual 29,71kg leite/dia.- Segue com prenhez confirmada de Girolando 3/4,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15" office:value-type="string" calcext:value-type="string">
            <text:p>07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3/2022 / Produção atual 26,11kg leite/dia.- Segue com prenhez confirmada de Girolando <text:s/>3/4,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15" office:value-type="string" calcext:value-type="string">
            <text:p>11/08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2/03/2022 / Produção atual 30,08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15" office:value-type="string" calcext:value-type="string">
            <text:p>08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9/07/2022 / Produção atual 33,9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15" office:value-type="string" calcext:value-type="string">
            <text:p>22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15" office:value-type="string" calcext:value-type="string">
            <text:p>16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15" office:value-type="string" calcext:value-type="string">
            <text:p>28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15" office:value-type="string" calcext:value-type="string">
            <text:p>29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15" office:value-type="string" calcext:value-type="string">
            <text:p>23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15" office:value-type="string" calcext:value-type="string">
            <text:p>03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15" office:value-type="string" calcext:value-type="string">
            <text:p>1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15" office:value-type="string" calcext:value-type="string">
            <text:p>25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15" office:value-type="string" calcext:value-type="string">
            <text:p>04/09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15" office:value-type="string" calcext:value-type="string">
            <text:p>31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15" office:value-type="string" calcext:value-type="string">
            <text:p>24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15" office:value-type="string" calcext:value-type="string">
            <text:p>26/01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15" office:value-type="string" calcext:value-type="string">
            <text:p>24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 table:number-rows-repeated="6">
          <table:table-cell table:number-columns-repeated="2"/>
          <table:table-cell table:style-name="ce4"/>
          <table:table-cell/>
          <table:table-cell table:style-name="ce4"/>
          <table:table-cell table:style-name="ce14"/>
          <table:table-cell table:style-name="ce18"/>
          <table:table-cell table:style-name="ce14"/>
          <table:table-cell table:style-name="ce4" table:number-columns-repeated="21"/>
          <table:table-cell table:number-columns-repeated="979"/>
        </table:table-row>
        <table:table-row table:style-name="ro1" table:number-rows-repeated="893">
          <table:table-cell table:number-columns-repeated="2"/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4" table:number-rows-repeated="1047577">
          <table:table-cell table:number-columns-repeated="1008"/>
        </table:table-row>
        <table:table-row table:style-name="ro5" table:number-rows-repeated="55">
          <table:table-cell table:number-columns-repeated="1008"/>
        </table:table-row>
        <table:table-row table:style-name="ro5">
          <table:table-cell table:number-columns-repeated="1008"/>
        </table:table-row>
      </table:table>
      <table:table table:name="GUSTAVO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84" table:default-cell-style-name="Default"/>
        <table:table-row table:style-name="ro1">
          <table:table-cell table:style-name="ce1" office:value-type="string" calcext:value-type="string">
            <text:p>SELO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GD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1" office:value-type="string" calcext:value-type="string">
            <text:p>NASCIMENT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1" office:value-type="string" calcext:value-type="string">
            <text:p>GPTA MÃE</text:p>
          </table:table-cell>
          <table:table-cell table:style-name="ce1" office:value-type="string" calcext:value-type="string">
            <text:p>LACT. MÃE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AVÓ MATERNO</text:p>
          </table:table-cell>
          <table:table-cell table:style-name="ce1" office:value-type="string" calcext:value-type="string">
            <text:p>LACT. AVÓ MATERN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COMENTARIO</text:p>
          </table:table-cell>
          <table:table-cell table:style-name="ce2" table:number-columns-repeated="2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27/04/2018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ESCALADA FIV CAL</text:p>
          </table:table-cell>
          <table:table-cell table:style-name="ce12" office:value-type="float" office:value="652" calcext:value-type="float">
            <text:p>652</text:p>
          </table:table-cell>
          <table:table-cell table:style-name="ce27" office:value-type="string" calcext:value-type="string">
            <text:p>11.12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PRATEADA TE DA CAL</text:p>
          </table:table-cell>
          <table:table-cell table:style-name="ce27" office:value-type="string" calcext:value-type="string">
            <text:p>10.080,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15/04/2018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12/04/2018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06/09/2018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MELBA Y DA BX</text:p>
          </table:table-cell>
          <table:table-cell table:style-name="ce12" office:value-type="float" office:value="446" calcext:value-type="float">
            <text:p>446</text:p>
          </table:table-cell>
          <table:table-cell table:style-name="ce27" office:value-type="string" calcext:value-type="string">
            <text:p>13.413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ELBA TE DE BRAS</text:p>
          </table:table-cell>
          <table:table-cell table:style-name="ce27" office:value-type="string" calcext:value-type="string">
            <text:p>12.431,0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>
            <text:p>- Último parto 11/04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23/05/2018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- Último parto 22/01/2022 / Produção atual 37,29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06/10/2019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30/07/2019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TURAMA FIV CAL</text:p>
          </table:table-cell>
          <table:table-cell table:style-name="ce12" office:value-type="float" office:value="671" calcext:value-type="float">
            <text:p>671</text:p>
          </table:table-cell>
          <table:table-cell table:style-name="ce27" office:value-type="string" calcext:value-type="string">
            <text:p>6.585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ARAÇA CAL</text:p>
          </table:table-cell>
          <table:table-cell table:style-name="ce27" office:value-type="string" calcext:value-type="string">
            <text:p>13.256,0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24/04/2018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28/07/2019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AMANDA FIV CABO VERDE</text:p>
          </table:table-cell>
          <table:table-cell table:style-name="ce12" office:value-type="float" office:value="823" calcext:value-type="float">
            <text:p>823</text:p>
          </table:table-cell>
          <table:table-cell table:style-name="ce27" office:value-type="string" calcext:value-type="string">
            <text:p>8.302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JIBA FIV DE BRAS</text:p>
          </table:table-cell>
          <table:table-cell table:style-name="ce27" office:value-type="string" calcext:value-type="string">
            <text:p>13.177,0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- Último parto 24/03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05/04/2017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HABEL DE BRAS.</text:p>
          </table:table-cell>
          <table:table-cell table:style-name="ce12"/>
          <table:table-cell table:style-name="ce27" office:value-type="string" calcext:value-type="string">
            <text:p>13.154 KG DE LEITE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CARAVELA TE DE BRAS</text:p>
          </table:table-cell>
          <table:table-cell table:style-name="ce27"/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 Último parto 01/01/2022 / Produção atual 41,86kg leite/dia.- Segue com prenhez de 3/4 de sangue 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04/08/2018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33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33" office:value-type="string" calcext:value-type="string">
            <text:p>C.A.QUARESMEIRA</text:p>
          </table:table-cell>
          <table:table-cell table:style-name="ce33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 Último parto 24/03/2022 / Produção atual 35,19kg leite/dia.- Segue com prenhez confirmada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01/11/2019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ORINA FIV WAD</text:p>
          </table:table-cell>
          <table:table-cell table:style-name="ce12" office:value-type="float" office:value="584" calcext:value-type="float">
            <text:p>584</text:p>
          </table:table-cell>
          <table:table-cell table:style-name="ce27" office:value-type="string" calcext:value-type="string">
            <text:p>7.434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FATIA TE F.MUTUM</text:p>
          </table:table-cell>
          <table:table-cell table:style-name="ce27" office:value-type="string" calcext:value-type="string">
            <text:p>6.494,0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- Último parto 17/03/2022 / Produção atual 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06/06/2019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 Último parto 11/09/2022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9" office:value-type="string" calcext:value-type="string">
            <text:p>BACON-HILL MONTROSS-ET </text:p>
          </table:table-cell>
          <table:table-cell table:style-name="ce29" office:value-type="string" calcext:value-type="string">
            <text:p>LAVRAS BJS</text:p>
          </table:table-cell>
          <table:table-cell table:style-name="ce32"/>
          <table:table-cell table:style-name="ce30" office:value-type="string" calcext:value-type="string">
            <text:p>8.813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- Último parto 10/07/2022 / Produção atual 19,5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- Último parto 09/07/2022 / Produção atual 37,81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10/11/2019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MBRAIA FIV WAD</text:p>
          </table:table-cell>
          <table:table-cell table:style-name="ce12" office:value-type="float" office:value="605" calcext:value-type="float">
            <text:p>605</text:p>
          </table:table-cell>
          <table:table-cell table:style-name="ce27" office:value-type="string" calcext:value-type="string">
            <text:p>10.109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- Último parto 28/01/2022 / Produção atual 35,54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07/04/2017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EMPATIA TE F MUTUM</text:p>
          </table:table-cell>
          <table:table-cell table:style-name="ce12"/>
          <table:table-cell table:style-name="ce27" office:value-type="string" calcext:value-type="string">
            <text:p>2.645,0KG/AJUST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UCRÂNIA 3R B.MONTE</text:p>
          </table:table-cell>
          <table:table-cell table:style-name="ce27" office:value-type="string" calcext:value-type="string">
            <text:p>6.998,0 KG DE LEITE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17/10/2016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07/09/2018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27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C.A.QUARESMEIRA</text:p>
          </table:table-cell>
          <table:table-cell table:style-name="ce27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04/10/2019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- Último parto 03/08/2021 / Produção atual 31,47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03/08/2019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- Último parto 24/01/2022 / Produção atual 31,9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03/08/2018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RMEM FZD LUMI</text:p>
          </table:table-cell>
          <table:table-cell table:style-name="ce12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ANAFLORA M.VERDE</text:p>
          </table:table-cell>
          <table:table-cell table:style-name="ce27"/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 Último parto 10/11/2021 / Produção atual 30,50kg de leite/dia.- Segue com prenhez confirmada de 3/4 sangue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23/11/2019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WA-DEL YODER BANDARES-ET</text:p>
          </table:table-cell>
          <table:table-cell table:style-name="ce30" office:value-type="string" calcext:value-type="string">
            <text:p>HALINA WAD</text:p>
          </table:table-cell>
          <table:table-cell table:style-name="ce32"/>
          <table:table-cell table:style-name="ce34"/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CAMISETA FIV WAD</text:p>
          </table:table-cell>
          <table:table-cell table:style-name="ce30" office:value-type="string" calcext:value-type="string">
            <text:p>10.934,0 KG DE LEITE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 Último parto 22/02/2022 / Produção atual 29,71kg leite/dia.- Segue com prenhez confirmada de 3/4 sangue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07/10/2019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 Último parto 01/02/2022 / Produção atual 26,11kg leite/dia.- Segue com prenhez confirmada de 3/4 sangue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3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11/08/2016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EAGULL-BAY SUPERSIRE-ET</text:p>
          </table:table-cell>
          <table:table-cell table:style-name="ce27" office:value-type="string" calcext:value-type="string">
            <text:p>CAIANA TE F.MUTUM</text:p>
          </table:table-cell>
          <table:table-cell table:style-name="ce12" office:value-type="float" office:value="340" calcext:value-type="float">
            <text:p>340</text:p>
          </table:table-cell>
          <table:table-cell table:style-name="ce27" office:value-type="string" calcext:value-type="string">
            <text:p>8.555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AFIRA 3R B.MONTE</text:p>
          </table:table-cell>
          <table:table-cell table:style-name="ce27" office:value-type="string" calcext:value-type="string">
            <text:p>8.176,0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- Último parto 12/03/2022 / Produção atual 21,70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08/08/2018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 Último parto 09/07/2022 / Produção atual 12,0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5" office:value-type="string" calcext:value-type="string">
            <text:p>22/07/2019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BIBICA FIV CABO VERDE</text:p>
          </table:table-cell>
          <table:table-cell table:style-name="ce13" office:value-type="float" office:value="935" calcext:value-type="float">
            <text:p>935</text:p>
          </table:table-cell>
          <table:table-cell table:style-name="ce2" office:value-type="string" calcext:value-type="string">
            <text:p>7.236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JIBA FIV DE BRASÍLIA</text:p>
          </table:table-cell>
          <table:table-cell table:style-name="ce2" office:value-type="string" calcext:value-type="string">
            <text:p>13.177,0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16/11/2019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5" office:value-type="string" calcext:value-type="string">
            <text:p>28/11/2019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5" office:value-type="string" calcext:value-type="string">
            <text:p>29/11/2019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5" office:value-type="string" calcext:value-type="string">
            <text:p>23/12/2019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ESPÉCIE FIV MONTROSS DA JT MINAS GERAIS</text:p>
          </table:table-cell>
          <table:table-cell table:style-name="ce12" office:value-type="string" calcext:value-type="string">
            <text:p>0491-BM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24/01/2020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5" office:value-type="string" calcext:value-type="string">
            <text:p>03/02/2020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5" office:value-type="string" calcext:value-type="string">
            <text:p>18/02/2020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5" office:value-type="string" calcext:value-type="string">
            <text:p>25/02/2020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ANDORINHA FIV CABO VERDE</text:p>
          </table:table-cell>
          <table:table-cell table:style-name="ce13" office:value-type="float" office:value="911" calcext:value-type="float">
            <text:p>911</text:p>
          </table:table-cell>
          <table:table-cell table:style-name="ce2" office:value-type="string" calcext:value-type="string">
            <text:p>5.52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FÁBRICA FIV DE BRAS</text:p>
          </table:table-cell>
          <table:table-cell table:style-name="ce2" office:value-type="string" calcext:value-type="string">
            <text:p>13.935,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5" office:value-type="string" calcext:value-type="string">
            <text:p>04/09/2019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EGESTA FIV F.MUTUM</text:p>
          </table:table-cell>
          <table:table-cell table:style-name="ce13" office:value-type="float" office:value="708" calcext:value-type="float">
            <text:p>708</text:p>
          </table:table-cell>
          <table:table-cell table:style-name="ce2" office:value-type="string" calcext:value-type="string">
            <text:p>7.628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LACTOSE TE F.MUTUM</text:p>
          </table:table-cell>
          <table:table-cell table:style-name="ce2" office:value-type="string" calcext:value-type="string">
            <text:p>9.765,0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31/10/2019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IRETORA FIV WAD</text:p>
          </table:table-cell>
          <table:table-cell table:style-name="ce13" office:value-type="float" office:value="701" calcext:value-type="float">
            <text:p>701</text:p>
          </table:table-cell>
          <table:table-cell table:style-name="ce2" office:value-type="string" calcext:value-type="string">
            <text:p>12.707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ARJA FIV FAN</text:p>
          </table:table-cell>
          <table:table-cell table:style-name="ce2" office:value-type="string" calcext:value-type="string">
            <text:p>11.149,0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5" office:value-type="string" calcext:value-type="string">
            <text:p>24/11/2019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5" office:value-type="string" calcext:value-type="string">
            <text:p>26/01/2020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5" office:value-type="string" calcext:value-type="string">
            <text:p>24/02/2020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7" office:value-type="string" calcext:value-type="string">
            <text:p>WOODCREST SSI MNT BOWEN-ET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7" office:value-type="string" calcext:value-type="string">
            <text:p>S-S-I 1STCLASS FLAGSHIP-ET</text:p>
          </table:table-cell>
          <table:table-cell table:style-name="ce27" office:value-type="string" calcext:value-type="string">
            <text:p>CARMEM FZD LUMI</text:p>
          </table:table-cell>
          <table:table-cell table:style-name="ce13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ANAFLORA M.VERDE</text:p>
          </table:table-cell>
          <table:table-cell table:style-name="ce2"/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NGESTÃO FIV WAD</text:p>
          </table:table-cell>
          <table:table-cell table:style-name="ce13" office:value-type="float" office:value="663" calcext:value-type="float">
            <text:p>663</text:p>
          </table:table-cell>
          <table:table-cell table:style-name="ce2"/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OFÉLIA FIV</text:p>
          </table:table-cell>
          <table:table-cell table:style-name="ce2" office:value-type="string" calcext:value-type="string">
            <text:p>10.753,0 KG DE LEITE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2"/>
          <table:table-cell table:style-name="ce35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7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8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1" table:number-rows-repeated="893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4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_20_2" style:display-name="Moeda 2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59:16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" style:display-name="PageStyle_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2T15:13:34.779000000</dc:date>
    <meta:generator>LibreOffice/7.3.0.3$Windows_X86_64 LibreOffice_project/0f246aa12d0eee4a0f7adcefbf7c878fc2238db3</meta:generator>
    <meta:editing-duration>PT22M18S</meta:editing-duration>
    <meta:editing-cycles>7</meta:editing-cycles>
    <meta:document-statistic meta:table-count="2" meta:cell-count="1088" meta:object-count="0"/>
    <meta:user-defined meta:name="AppVersion">16.0300</meta:user-defined>
  </office:meta>
</office:document-meta>
</file>